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4736in"/>
    </style:style>
    <style:style style:name="TableColumn3" style:family="table-column">
      <style:table-column-properties style:column-width="6.4805in"/>
    </style:style>
    <style:style style:name="TableColumn4" style:family="table-column">
      <style:table-column-properties style:column-width="1.732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71" style:family="table-row">
      <style:table-row-properties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78" style:family="table-row">
      <style:table-row-properties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85" style:family="table-row">
      <style:table-row-properties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92" style:family="table-row">
      <style:table-row-properties/>
    </style:style>
    <style:style style:name="TableCell93" style:family="table-cell">
      <style:table-cell-properties fo:border="0.0069in solid #999999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069in solid #999999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97" style:family="table-cell">
      <style:table-cell-properties fo:border="0.0069in solid #999999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99" style:family="table-row">
      <style:table-row-properties/>
    </style:style>
    <style:style style:name="TableCell100" style:family="table-cell">
      <style:table-cell-properties fo:border="0.0069in solid #999999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="0.0069in solid #999999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104" style:family="table-cell">
      <style:table-cell-properties fo:border="0.0069in solid #999999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999999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111" style:family="table-cell">
      <style:table-cell-properties fo:border="0.0069in solid #999999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999999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999999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069in solid #999999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P12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129" style:family="table-column">
      <style:table-column-properties style:column-width="2.4736in"/>
    </style:style>
    <style:style style:name="TableColumn130" style:family="table-column">
      <style:table-column-properties style:column-width="6.484in"/>
    </style:style>
    <style:style style:name="TableColumn131" style:family="table-column">
      <style:table-column-properties style:column-width="1.7291in"/>
    </style:style>
    <style:style style:name="Table128" style:family="table">
      <style:table-properties style:width="10.6868in" style:rel-width="100%" fo:margin-left="0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135" style:family="table-row">
      <style:table-row-properties/>
    </style:style>
    <style:style style:name="TableCell136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4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42" style:family="table-row">
      <style:table-row-properties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56" style:family="table-row">
      <style:table-row-properties/>
    </style:style>
    <style:style style:name="TableCell157" style:family="table-cell">
      <style:table-cell-properties fo:border="0.0069in solid #999999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63" style:family="table-row">
      <style:table-row-properties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70" style:family="table-row">
      <style:table-row-properties/>
    </style:style>
    <style:style style:name="TableCell171" style:family="table-cell">
      <style:table-cell-properties fo:border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73" style:family="table-cell">
      <style:table-cell-properties fo:border="0.0069in solid #999999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75" style:family="table-cell">
      <style:table-cell-properties fo:border="0.0069in solid #999999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77" style:family="table-row">
      <style:table-row-properties/>
    </style:style>
    <style:style style:name="TableCell178" style:family="table-cell">
      <style:table-cell-properties fo:border="0.0069in solid #999999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80" style:family="table-cell">
      <style:table-cell-properties fo:border="0.0069in solid #999999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82" style:family="table-cell">
      <style:table-cell-properties fo:border="0.0069in solid #999999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84" style:family="table-row">
      <style:table-row-properties/>
    </style:style>
    <style:style style:name="TableCell185" style:family="table-cell">
      <style:table-cell-properties fo:border="0.0069in solid #999999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87" style:family="table-cell">
      <style:table-cell-properties fo:border="0.0069in solid #999999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89" style:family="table-cell">
      <style:table-cell-properties fo:border="0.0069in solid #999999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91" style:family="table-row">
      <style:table-row-properties/>
    </style:style>
    <style:style style:name="TableCell192" style:family="table-cell">
      <style:table-cell-properties fo:border="0.0069in solid #999999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94" style:family="table-cell">
      <style:table-cell-properties fo:border="0.0069in solid #999999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96" style:family="table-cell">
      <style:table-cell-properties fo:border="0.0069in solid #999999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98" style:family="table-row">
      <style:table-row-properties/>
    </style:style>
    <style:style style:name="TableCell199" style:family="table-cell">
      <style:table-cell-properties fo:border="0.0069in solid #999999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201" style:family="table-cell">
      <style:table-cell-properties fo:border="0.0069in solid #999999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203" style:family="table-cell">
      <style:table-cell-properties fo:border="0.0069in solid #999999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205" style:family="table-row">
      <style:table-row-properties/>
    </style:style>
    <style:style style:name="TableCell206" style:family="table-cell">
      <style:table-cell-properties fo:border="0.0069in solid #999999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208" style:family="table-cell">
      <style:table-cell-properties fo:border="0.0069in solid #999999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210" style:family="table-cell">
      <style:table-cell-properties fo:border="0.0069in solid #999999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212" style:family="table-row">
      <style:table-row-properties/>
    </style:style>
    <style:style style:name="TableCell213" style:family="table-cell">
      <style:table-cell-properties fo:border="0.0069in solid #999999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215" style:family="table-cell">
      <style:table-cell-properties fo:border="0.0069in solid #999999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217" style:family="table-cell">
      <style:table-cell-properties fo:border="0.0069in solid #999999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219" style:family="table-row">
      <style:table-row-properties/>
    </style:style>
    <style:style style:name="TableCell220" style:family="table-cell">
      <style:table-cell-properties fo:border="0.0069in solid #999999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222" style:family="table-cell">
      <style:table-cell-properties fo:border="0.0069in solid #999999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224" style:family="table-cell">
      <style:table-cell-properties fo:border="0.0069in solid #999999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226" style:family="table-row">
      <style:table-row-properties/>
    </style:style>
    <style:style style:name="TableCell227" style:family="table-cell">
      <style:table-cell-properties fo:border="0.0069in solid #999999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229" style:family="table-cell">
      <style:table-cell-properties fo:border="0.0069in solid #999999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231" style:family="table-cell">
      <style:table-cell-properties fo:border="0.0069in solid #999999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233" style:family="table-row">
      <style:table-row-properties/>
    </style:style>
    <style:style style:name="TableCell234" style:family="table-cell">
      <style:table-cell-properties fo:border="0.0069in solid #999999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236" style:family="table-cell">
      <style:table-cell-properties fo:border="0.0069in solid #999999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238" style:family="table-cell">
      <style:table-cell-properties fo:border="0.0069in solid #999999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240" style:family="table-row">
      <style:table-row-properties/>
    </style:style>
    <style:style style:name="TableCell241" style:family="table-cell">
      <style:table-cell-properties fo:border="0.0069in solid #999999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243" style:family="table-cell">
      <style:table-cell-properties fo:border="0.0069in solid #999999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245" style:family="table-cell">
      <style:table-cell-properties fo:border="0.0069in solid #999999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247" style:family="table-row">
      <style:table-row-properties/>
    </style:style>
    <style:style style:name="TableCell248" style:family="table-cell">
      <style:table-cell-properties fo:border="0.0069in solid #999999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250" style:family="table-cell">
      <style:table-cell-properties fo:border="0.0069in solid #999999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252" style:family="table-cell">
      <style:table-cell-properties fo:border="0.0069in solid #999999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P25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256" style:family="table-column">
      <style:table-column-properties style:column-width="2.4736in"/>
    </style:style>
    <style:style style:name="TableColumn257" style:family="table-column">
      <style:table-column-properties style:column-width="6.4909in"/>
    </style:style>
    <style:style style:name="TableColumn258" style:family="table-column">
      <style:table-column-properties style:column-width="1.7222in"/>
    </style:style>
    <style:style style:name="Table255" style:family="table">
      <style:table-properties style:width="10.6868in" style:rel-width="100%" fo:margin-left="0in" table:align="left"/>
    </style:style>
    <style:style style:name="TableRow259" style:family="table-row">
      <style:table-row-properties/>
    </style:style>
    <style:style style:name="TableCell260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262" style:family="table-row">
      <style:table-row-properties/>
    </style:style>
    <style:style style:name="TableCell26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6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6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269" style:family="table-row">
      <style:table-row-properties/>
    </style:style>
    <style:style style:name="TableCell270" style:family="table-cell">
      <style:table-cell-properties fo:border="0.0069in solid #999999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72" style:family="table-cell">
      <style:table-cell-properties fo:border="0.0069in solid #999999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74" style:family="table-cell">
      <style:table-cell-properties fo:border="0.0069in solid #999999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276" style:family="table-row">
      <style:table-row-properties/>
    </style:style>
    <style:style style:name="TableCell277" style:family="table-cell">
      <style:table-cell-properties fo:border="0.0069in solid #999999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79" style:family="table-cell">
      <style:table-cell-properties fo:border="0.0069in solid #999999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81" style:family="table-cell">
      <style:table-cell-properties fo:border="0.0069in solid #999999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283" style:family="table-row">
      <style:table-row-properties/>
    </style:style>
    <style:style style:name="TableCell284" style:family="table-cell">
      <style:table-cell-properties fo:border="0.0069in solid #999999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86" style:family="table-cell">
      <style:table-cell-properties fo:border="0.0069in solid #999999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88" style:family="table-cell">
      <style:table-cell-properties fo:border="0.0069in solid #999999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290" style:family="table-row">
      <style:table-row-properties/>
    </style:style>
    <style:style style:name="TableCell291" style:family="table-cell">
      <style:table-cell-properties fo:border="0.0069in solid #999999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93" style:family="table-cell">
      <style:table-cell-properties fo:border="0.0069in solid #999999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95" style:family="table-cell">
      <style:table-cell-properties fo:border="0.0069in solid #999999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297" style:family="table-row">
      <style:table-row-properties/>
    </style:style>
    <style:style style:name="TableCell298" style:family="table-cell">
      <style:table-cell-properties fo:border="0.0069in solid #999999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300" style:family="table-cell">
      <style:table-cell-properties fo:border="0.0069in solid #999999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302" style:family="table-cell">
      <style:table-cell-properties fo:border="0.0069in solid #999999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304" style:family="table-row">
      <style:table-row-properties/>
    </style:style>
    <style:style style:name="TableCell305" style:family="table-cell">
      <style:table-cell-properties fo:border="0.0069in solid #999999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307" style:family="table-cell">
      <style:table-cell-properties fo:border="0.0069in solid #999999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309" style:family="table-cell">
      <style:table-cell-properties fo:border="0.0069in solid #999999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311" style:family="table-row">
      <style:table-row-properties/>
    </style:style>
    <style:style style:name="TableCell312" style:family="table-cell">
      <style:table-cell-properties fo:border="0.0069in solid #999999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314" style:family="table-cell">
      <style:table-cell-properties fo:border="0.0069in solid #999999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316" style:family="table-cell">
      <style:table-cell-properties fo:border="0.0069in solid #999999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318" style:family="table-row">
      <style:table-row-properties/>
    </style:style>
    <style:style style:name="TableCell319" style:family="table-cell">
      <style:table-cell-properties fo:border="0.0069in solid #999999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321" style:family="table-cell">
      <style:table-cell-properties fo:border="0.0069in solid #999999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323" style:family="table-cell">
      <style:table-cell-properties fo:border="0.0069in solid #999999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325" style:family="table-row">
      <style:table-row-properties/>
    </style:style>
    <style:style style:name="TableCell326" style:family="table-cell">
      <style:table-cell-properties fo:border="0.0069in solid #999999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328" style:family="table-cell">
      <style:table-cell-properties fo:border="0.0069in solid #999999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330" style:family="table-cell">
      <style:table-cell-properties fo:border="0.0069in solid #999999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332" style:family="table-row">
      <style:table-row-properties/>
    </style:style>
    <style:style style:name="TableCell333" style:family="table-cell">
      <style:table-cell-properties fo:border="0.0069in solid #999999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335" style:family="table-cell">
      <style:table-cell-properties fo:border="0.0069in solid #999999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337" style:family="table-cell">
      <style:table-cell-properties fo:border="0.0069in solid #999999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339" style:family="table-row">
      <style:table-row-properties/>
    </style:style>
    <style:style style:name="TableCell340" style:family="table-cell">
      <style:table-cell-properties fo:border="0.0069in solid #999999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342" style:family="table-cell">
      <style:table-cell-properties fo:border="0.0069in solid #999999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344" style:family="table-cell">
      <style:table-cell-properties fo:border="0.0069in solid #999999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346" style:family="table-row">
      <style:table-row-properties/>
    </style:style>
    <style:style style:name="TableCell347" style:family="table-cell">
      <style:table-cell-properties fo:border="0.0069in solid #999999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349" style:family="table-cell">
      <style:table-cell-properties fo:border="0.0069in solid #999999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351" style:family="table-cell">
      <style:table-cell-properties fo:border="0.0069in solid #999999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353" style:family="table-row">
      <style:table-row-properties/>
    </style:style>
    <style:style style:name="TableCell354" style:family="table-cell">
      <style:table-cell-properties fo:border="0.0069in solid #999999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356" style:family="table-cell">
      <style:table-cell-properties fo:border="0.0069in solid #999999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358" style:family="table-cell">
      <style:table-cell-properties fo:border="0.0069in solid #999999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360" style:family="table-row">
      <style:table-row-properties/>
    </style:style>
    <style:style style:name="TableCell361" style:family="table-cell">
      <style:table-cell-properties fo:border="0.0069in solid #999999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363" style:family="table-cell">
      <style:table-cell-properties fo:border="0.0069in solid #999999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365" style:family="table-cell">
      <style:table-cell-properties fo:border="0.0069in solid #999999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367" style:family="table-row">
      <style:table-row-properties/>
    </style:style>
    <style:style style:name="TableCell368" style:family="table-cell">
      <style:table-cell-properties fo:border="0.0069in solid #999999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370" style:family="table-cell">
      <style:table-cell-properties fo:border="0.0069in solid #999999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372" style:family="table-cell">
      <style:table-cell-properties fo:border="0.0069in solid #999999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374" style:family="table-row">
      <style:table-row-properties/>
    </style:style>
    <style:style style:name="TableCell375" style:family="table-cell">
      <style:table-cell-properties fo:border="0.0069in solid #999999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377" style:family="table-cell">
      <style:table-cell-properties fo:border="0.0069in solid #999999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379" style:family="table-cell">
      <style:table-cell-properties fo:border="0.0069in solid #999999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P381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Uploaded</text:p>
          </table:table-cell>
          <table:table-cell table:style-name="TableCell18">
            <text:p text:style-name="P19">Uploaded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Published</text:p>
          </table:table-cell>
          <table:table-cell table:style-name="TableCell25">
            <text:p text:style-name="P26">Published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Hidden</text:p>
          </table:table-cell>
          <table:table-cell table:style-name="TableCell32">
            <text:p text:style-name="P33">Hidden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Removed</text:p>
          </table:table-cell>
          <table:table-cell table:style-name="TableCell39">
            <text:p text:style-name="P40">Removed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Active</text:p>
          </table:table-cell>
          <table:table-cell table:style-name="TableCell46">
            <text:p text:style-name="P47">Activ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Inactive</text:p>
          </table:table-cell>
          <table:table-cell table:style-name="TableCell53">
            <text:p text:style-name="P54">Inactive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EmailNotProvided</text:p>
          </table:table-cell>
          <table:table-cell table:style-name="TableCell60">
            <text:p text:style-name="P61">Email not provided.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PasswordNotProvided</text:p>
          </table:table-cell>
          <table:table-cell table:style-name="TableCell67">
            <text:p text:style-name="P68">Password not provided.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WrongPassword</text:p>
          </table:table-cell>
          <table:table-cell table:style-name="TableCell74">
            <text:p text:style-name="P75">Wrong password.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UserNotFound</text:p>
          </table:table-cell>
          <table:table-cell table:style-name="TableCell81">
            <text:p text:style-name="P82">Mail not found.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OldNotProvided</text:p>
          </table:table-cell>
          <table:table-cell table:style-name="TableCell88">
            <text:p text:style-name="P89">Old password not provided.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NewNotProvided</text:p>
          </table:table-cell>
          <table:table-cell table:style-name="TableCell95">
            <text:p text:style-name="P96">New password not provided.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CompareNotProvided</text:p>
          </table:table-cell>
          <table:table-cell table:style-name="TableCell102">
            <text:p text:style-name="P103">Compare password not provided.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PasswordDoNotMatch</text:p>
          </table:table-cell>
          <table:table-cell table:style-name="TableCell109">
            <text:p text:style-name="P110">Passwords do not match.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WrongOldPassword</text:p>
          </table:table-cell>
          <table:table-cell table:style-name="TableCell116">
            <text:p text:style-name="P117">Wrong existing password.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BlogOwnerCannotBeDeleted</text:p>
          </table:table-cell>
          <table:table-cell table:style-name="TableCell123">
            <text:p text:style-name="P124">Blog owner cannot be deleted.</text:p>
          </table:table-cell>
          <table:table-cell table:style-name="TableCell125">
            <text:p text:style-name="P126"/>
          </table:table-cell>
        </table:table-row>
      </table:table>
      <text:p text:style-name="P127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 table:number-columns-spanned="3">
            <text:p text:style-name="P134">de-DE</text:p>
          </table:table-cell>
          <table:covered-table-cell/>
          <table:covered-table-cell/>
        </table:table-row>
        <table:table-row table:style-name="TableRow135">
          <table:table-cell table:style-name="TableCell136">
            <text:p text:style-name="P137">Resource key</text:p>
          </table:table-cell>
          <table:table-cell table:style-name="TableCell138">
            <text:p text:style-name="P139">Translation</text:p>
          </table:table-cell>
          <table:table-cell table:style-name="TableCell140">
            <text:p text:style-name="P141">Comment</text:p>
          </table:table-cell>
        </table:table-row>
        <table:table-row table:style-name="TableRow142">
          <table:table-cell table:style-name="TableCell143">
            <text:p text:style-name="P144">Uploaded</text:p>
          </table:table-cell>
          <table:table-cell table:style-name="TableCell145">
            <text:p text:style-name="P146">Hochgeladen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Published</text:p>
          </table:table-cell>
          <table:table-cell table:style-name="TableCell152">
            <text:p text:style-name="P153">Veröffentlicht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Hidden</text:p>
          </table:table-cell>
          <table:table-cell table:style-name="TableCell159">
            <text:p text:style-name="P160">Versteckt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Removed</text:p>
          </table:table-cell>
          <table:table-cell table:style-name="TableCell166">
            <text:p text:style-name="P167">Entfernt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Active</text:p>
          </table:table-cell>
          <table:table-cell table:style-name="TableCell173">
            <text:p text:style-name="P174">Aktiv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Inactive</text:p>
          </table:table-cell>
          <table:table-cell table:style-name="TableCell180">
            <text:p text:style-name="P181">Inaktiv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EmailNotProvided</text:p>
          </table:table-cell>
          <table:table-cell table:style-name="TableCell187">
            <text:p text:style-name="P188">Bitte Email eingeben.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PasswordNotProvided</text:p>
          </table:table-cell>
          <table:table-cell table:style-name="TableCell194">
            <text:p text:style-name="P195">Bitte Password eingeben.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WrongPassword</text:p>
          </table:table-cell>
          <table:table-cell table:style-name="TableCell201">
            <text:p text:style-name="P202">Falsches Password.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UserNotFound</text:p>
          </table:table-cell>
          <table:table-cell table:style-name="TableCell208">
            <text:p text:style-name="P209">Mail nicht gefunden.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OldNotProvided</text:p>
          </table:table-cell>
          <table:table-cell table:style-name="TableCell215">
            <text:p text:style-name="P216">Bitte altes Password eingeben.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NewNotProvided</text:p>
          </table:table-cell>
          <table:table-cell table:style-name="TableCell222">
            <text:p text:style-name="P223">Bitte neues Password eingeben.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CompareNotProvided</text:p>
          </table:table-cell>
          <table:table-cell table:style-name="TableCell229">
            <text:p text:style-name="P230">Bitte neues Password wiederholt eingeben.</text:p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PasswordDoNotMatch</text:p>
          </table:table-cell>
          <table:table-cell table:style-name="TableCell236">
            <text:p text:style-name="P237">Passwörter stimmen nicht überein.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WrongOldPassword</text:p>
          </table:table-cell>
          <table:table-cell table:style-name="TableCell243">
            <text:p text:style-name="P244">Altes Password ist falsch.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BlogOwnerCannotBeDeleted</text:p>
          </table:table-cell>
          <table:table-cell table:style-name="TableCell250">
            <text:p text:style-name="P251">Der Blogbesitzer kann nicht gelöscht werden.</text:p>
          </table:table-cell>
          <table:table-cell table:style-name="TableCell252">
            <text:p text:style-name="P253"/>
          </table:table-cell>
        </table:table-row>
      </table:table>
      <text:p text:style-name="P254"/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 table:number-columns-spanned="3">
            <text:p text:style-name="P261">pl-PL</text:p>
          </table:table-cell>
          <table:covered-table-cell/>
          <table:covered-table-cell/>
        </table:table-row>
        <table:table-row table:style-name="TableRow262">
          <table:table-cell table:style-name="TableCell263">
            <text:p text:style-name="P264">Resource key</text:p>
          </table:table-cell>
          <table:table-cell table:style-name="TableCell265">
            <text:p text:style-name="P266">Translation</text:p>
          </table:table-cell>
          <table:table-cell table:style-name="TableCell267">
            <text:p text:style-name="P268">Comment</text:p>
          </table:table-cell>
        </table:table-row>
        <table:table-row table:style-name="TableRow269">
          <table:table-cell table:style-name="TableCell270">
            <text:p text:style-name="P271">Uploaded</text:p>
          </table:table-cell>
          <table:table-cell table:style-name="TableCell272">
            <text:p text:style-name="P273">Wrzucony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Published</text:p>
          </table:table-cell>
          <table:table-cell table:style-name="TableCell279">
            <text:p text:style-name="P280">Opublikowany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Hidden</text:p>
          </table:table-cell>
          <table:table-cell table:style-name="TableCell286">
            <text:p text:style-name="P287">Schowany</text:p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Removed</text:p>
          </table:table-cell>
          <table:table-cell table:style-name="TableCell293">
            <text:p text:style-name="P294">Usunięty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Active</text:p>
          </table:table-cell>
          <table:table-cell table:style-name="TableCell300">
            <text:p text:style-name="P301">Aktywny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Inactive</text:p>
          </table:table-cell>
          <table:table-cell table:style-name="TableCell307">
            <text:p text:style-name="P308">Nieaktywny</text:p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EmailNotProvided</text:p>
          </table:table-cell>
          <table:table-cell table:style-name="TableCell314">
            <text:p text:style-name="P315">Proszę podać adres mailowy.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PasswordNotProvided</text:p>
          </table:table-cell>
          <table:table-cell table:style-name="TableCell321">
            <text:p text:style-name="P322">Proszę podać hasło.</text:p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WrongPassword</text:p>
          </table:table-cell>
          <table:table-cell table:style-name="TableCell328">
            <text:p text:style-name="P329">Nieprawidłowe hasło.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UserNotFound</text:p>
          </table:table-cell>
          <table:table-cell table:style-name="TableCell335">
            <text:p text:style-name="P336">Nie znaleziono adresu mailowego.</text:p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OldNotProvided</text:p>
          </table:table-cell>
          <table:table-cell table:style-name="TableCell342">
            <text:p text:style-name="P343">Proszę podać stare hasło.</text:p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NewNotProvided</text:p>
          </table:table-cell>
          <table:table-cell table:style-name="TableCell349">
            <text:p text:style-name="P350">Proszę podać nowe hasło.</text:p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CompareNotProvided</text:p>
          </table:table-cell>
          <table:table-cell table:style-name="TableCell356">
            <text:p text:style-name="P357">Proszę powtórzyć nowe hasło.</text:p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PasswordDoNotMatch</text:p>
          </table:table-cell>
          <table:table-cell table:style-name="TableCell363">
            <text:p text:style-name="P364">Hasła nie są identyczne.</text:p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WrongOldPassword</text:p>
          </table:table-cell>
          <table:table-cell table:style-name="TableCell370">
            <text:p text:style-name="P371">Niezgodne dotychczasowe hasło.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BlogOwnerCannotBeDeleted</text:p>
          </table:table-cell>
          <table:table-cell table:style-name="TableCell377">
            <text:p text:style-name="P378">Nie można usunąć właściciela blogu.</text:p>
          </table:table-cell>
          <table:table-cell table:style-name="TableCell379">
            <text:p text:style-name="P380"/>
          </table:table-cell>
        </table:table-row>
      </table:table>
      <text:p text:style-name="P3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4:00Z</meta:creation-date>
    <dc:date>2018-10-15T13:39:00Z</dc:date>
    <meta:template xlink:href="Normal.dotm" xlink:type="simple"/>
    <meta:editing-cycles>12</meta:editing-cycles>
    <meta:editing-duration>PT360S</meta:editing-duration>
    <meta:document-statistic meta:page-count="2" meta:paragraph-count="3" meta:word-count="267" meta:character-count="1870" meta:row-count="13" meta:non-whitespace-character-count="1606"/>
  </office:meta>
</office:document-meta>
</file>